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967cm" draw:shadow="visible"/>
    </style:style>
    <style:style style:name="gr4" style:family="graphic" style:parent-style-name="standard">
      <style:graphic-properties draw:marker-start="Arrowheads_20_1" svg:stroke-opacity="100%" draw:fill="solid" draw:fill-color="#ffffff" draw:opacity="100%" draw:opacity-name="Transparency_20_1" draw:textarea-horizontal-align="justify" draw:textarea-vertical-align="middle" draw:auto-grow-height="false" draw:shadow="hidden" draw:shadow-opacity="100%"/>
    </style:style>
    <style:style style:name="gr5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7" style:family="graphic" style:parent-style-name="objectwithoutfill">
      <style:graphic-properties draw:marker-end="Symmetric_20_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182cm" fo:min-width="0.981cm" draw:shadow="visible"/>
    </style:style>
    <style:style style:name="gr10" style:family="graphic" style:parent-style-name="objectwithoutfill">
      <style:graphic-properties draw:marker-start="Arrow" draw:marker-end="Arrow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stroke-dash="Fine_20_Dashed" svg:stroke-color="#000000" svg:stroke-opacity="100%" draw:fill-color="#729fcf" draw:opacity="100%" draw:textarea-horizontal-align="justify" draw:textarea-vertical-align="top" draw:auto-grow-height="false"/>
    </style:style>
    <style:style style:name="gr13" style:family="graphic" style:parent-style-name="objectwithoutfill">
      <style:graphic-properties svg:stroke-width="0.035cm" draw:marker-start="" draw:marker-start-width="0.253cm" draw:marker-end="Arrow" draw:marker-end-width="0.253cm" draw:fill="none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draw:stroke="solid" svg:stroke-width="0.035cm" draw:marker-start="Arrow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text-shadow="none"/>
    </style:style>
    <style:style style:name="P4" style:family="paragraph">
      <style:paragraph-properties fo:text-align="center"/>
      <style:text-properties style:font-name="Liberation Sans2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8pt" fo:text-shadow="none" style:font-size-asian="8pt" style:font-size-complex="8pt"/>
    </style:style>
    <style:style style:name="P9" style:family="paragraph">
      <style:paragraph-properties fo:text-align="center"/>
      <style:text-properties fo:text-shadow="1pt 1pt"/>
    </style:style>
    <style:style style:name="P10" style:family="paragraph">
      <style:text-properties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fo:text-shadow="none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058cm" svg:height="7.72cm" svg:x="0.324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.9cm" svg:y1="6.33cm" svg:x2="2.371cm" svg:y2="8.167cm" svg:d="M2900 6330c0 1378-529 460-529 1837" svg:viewBox="0 0 530 1838">
          <text:p/>
        </draw:connector>
        <draw:frame draw:style-name="gr3" draw:text-style-name="P2" draw:layer="layout" svg:width="1.852cm" svg:height="0.573cm" svg:x="0.651cm" svg:y="6.54cm">
          <draw:text-box>
            <text:p><text:span text:style-name="T1">tab_send()</text:span></text:p>
          </draw:text-box>
        </draw:frame>
        <draw:custom-shape draw:style-name="gr4" draw:text-style-name="P3" draw:layer="layout" svg:width="6.012cm" svg:height="7.75cm" draw:transform="skewX (0.00872664625997165) rotate (0.00558505360638185) translate (6.967cm 1.427cm)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954cm" svg:y1="7.25cm" svg:x2="6.954cm" svg:y2="7.25cm">
          <text:p/>
        </draw:line>
        <draw:line draw:style-name="gr5" draw:text-style-name="P4" draw:layer="layout" svg:x1="4.25cm" svg:y1="4.352cm" svg:x2="4.25cm" svg:y2="4.352cm">
          <text:p/>
        </draw:line>
        <draw:custom-shape draw:style-name="gr6" draw:text-style-name="P5" draw:layer="layout" svg:width="3.048cm" svg:height="3.08cm" svg:x="0.548cm" svg:y="5.256cm">
          <text:p text:style-name="P1"><text:span text:style-name="T2">Qemu I/O</text:span></text:p>
          <text:p text:style-name="P1"><text:span text:style-name="T2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1.848cm" svg:y1="6.604cm" svg:x2="4.104cm" svg:y2="5.588cm">
          <text:p/>
        </draw:line>
        <draw:line draw:style-name="gr7" draw:text-style-name="P6" draw:layer="layout" svg:x1="2.9cm" svg:y1="7.62cm" svg:x2="4.096cm" svg:y2="5.842cm">
          <text:p/>
        </draw:line>
        <draw:frame draw:style-name="gr8" draw:text-style-name="P7" draw:layer="layout" svg:width="2.032cm" svg:height="0.729cm" svg:x="0.04cm" svg:y="0.762cm">
          <draw:text-box>
            <text:p><text:span text:style-name="T3">Leader</text:span></text:p>
          </draw:text-box>
        </draw:frame>
        <draw:frame draw:style-name="gr8" draw:text-style-name="P7" draw:layer="layout" svg:width="2.014cm" svg:height="0.729cm" svg:x="6.74cm" svg:y="0.763cm">
          <draw:text-box>
            <text:p><text:span text:style-name="T3">Backup</text:span></text:p>
          </draw:text-box>
        </draw:frame>
        <draw:frame draw:style-name="gr9" draw:text-style-name="P8" draw:layer="layout" svg:width="2.153cm" svg:height="0.573cm" svg:x="1.553cm" svg:y="7.442cm">
          <draw:text-box>
            <text:p><text:span text:style-name="T4">tab_receive()</text:span></text:p>
          </draw:text-box>
        </draw:frame>
        <draw:custom-shape draw:style-name="gr6" draw:text-style-name="P5" draw:layer="layout" svg:width="3.042cm" svg:height="3.186cm" svg:x="0.548cm" svg:y="1.74cm">
          <text:p text:style-name="P1"><text:span text:style-name="T2">VM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88cm" svg:height="0.654cm" svg:x="0.748cm" svg:y="3.94cm">
          <text:p text:style-name="P1"><text:span text:style-name="T2">Operating System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.01cm" svg:y1="4.594cm" svg:x2="2.01cm" svg:y2="5.588cm">
          <text:p/>
        </draw:line>
        <draw:custom-shape draw:style-name="gr11" draw:text-style-name="P5" xml:id="id2" draw:id="id2" draw:layer="layout" svg:width="1.992cm" svg:height="1.016cm" svg:x="4.104cm" svg:y="5.28cm">
          <text:p text:style-name="P1"><text:span text:style-name="T2">\xxx</text:span></text:p>
          <text:p text:style-name="P1"><text:span text:style-name="T2">Protoc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1cm" svg:height="0.654cm" svg:x="0.748cm" svg:y="2.34cm">
          <text:p text:style-name="P1"><text:span text:style-name="T2">Ap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092cm" svg:height="0.654cm" svg:x="2.229cm" svg:y="2.34cm">
          <text:p text:style-name="P1"><text:span text:style-name="T2">App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" draw:id="id1" draw:layer="layout" svg:width="2.588cm" svg:height="0.654cm" svg:x="0.748cm" svg:y="3.14cm">
          <text:p text:style-name="P1"><text:span text:style-name="T2">Serviceguard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3.336cm" svg:y1="3.467cm" svg:x2="5.1cm" svg:y2="5.28cm" draw:start-shape="id1" draw:start-glue-point="1" draw:end-shape="id2" draw:end-glue-point="0" svg:d="M3336 3467c1176 0 1764 604 1764 1813" svg:viewBox="0 0 1765 1814">
          <text:p/>
        </draw:connector>
        <draw:connector draw:style-name="gr2" draw:text-style-name="P9" draw:layer="layout" draw:type="curve" svg:x1="1.701cm" svg:y1="6.331cm" svg:x2="1.172cm" svg:y2="8.168cm" svg:d="M1701 6331c0 1378-529 460-529 1837" svg:viewBox="0 0 530 1838">
          <text:p/>
        </draw:connector>
        <draw:custom-shape draw:style-name="gr11" draw:text-style-name="P5" xml:id="id4" draw:id="id4" draw:layer="layout" svg:width="1.981cm" svg:height="1.016cm" svg:x="7.104cm" svg:y="5.28cm">
          <text:p text:style-name="P1"><text:span text:style-name="T2">\xxx</text:span></text:p>
          <text:p text:style-name="P1"><text:span text:style-name="T2">Protocol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5.588cm" svg:y1="5.742cm" svg:x2="7.62cm" svg:y2="5.742cm">
          <text:p/>
        </draw:line>
        <draw:frame draw:style-name="gr8" draw:text-style-name="P10" draw:layer="layout" svg:width="1.524cm" svg:height="0.607cm" svg:x="5.882cm" svg:y="5.234cm">
          <draw:text-box>
            <text:p><text:span text:style-name="T2">RDMA</text:span></text:p>
          </draw:text-box>
        </draw:frame>
        <draw:connector draw:style-name="gr2" draw:text-style-name="P1" draw:layer="layout" draw:type="curve" svg:x1="10.6cm" svg:y1="6.33cm" svg:x2="10.071cm" svg:y2="8.167cm" svg:d="M10600 6330c0 1378-529 460-529 1837" svg:viewBox="0 0 530 1838">
          <text:p/>
        </draw:connector>
        <draw:frame draw:style-name="gr3" draw:text-style-name="P2" draw:layer="layout" svg:width="1.852cm" svg:height="0.573cm" svg:x="9.751cm" svg:y="6.54cm">
          <draw:text-box>
            <text:p><text:span text:style-name="T1">tab_send()</text:span></text:p>
          </draw:text-box>
        </draw:frame>
        <draw:line draw:style-name="gr5" draw:text-style-name="P4" draw:layer="layout" svg:x1="13.15cm" svg:y1="4.352cm" svg:x2="13.15cm" svg:y2="4.352cm">
          <text:p/>
        </draw:line>
        <draw:custom-shape draw:style-name="gr6" draw:text-style-name="P5" draw:layer="layout" svg:width="3.048cm" svg:height="3.08cm" svg:x="9.452cm" svg:y="5.256cm">
          <text:p text:style-name="P1"><text:span text:style-name="T2">Qemu I/O</text:span></text:p>
          <text:p text:style-name="P1"><text:span text:style-name="T2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10.414cm" svg:y1="7.62cm" svg:x2="9.085cm" svg:y2="6.096cm">
          <text:p/>
        </draw:line>
        <draw:frame draw:style-name="gr9" draw:text-style-name="P8" draw:layer="layout" svg:width="2.153cm" svg:height="0.573cm" svg:x="10.053cm" svg:y="7.442cm">
          <draw:text-box>
            <text:p><text:span text:style-name="T4">tab_receive()</text:span></text:p>
          </draw:text-box>
        </draw:frame>
        <draw:custom-shape draw:style-name="gr6" draw:text-style-name="P5" draw:layer="layout" svg:width="3.042cm" svg:height="3.186cm" svg:x="9.448cm" svg:y="1.74cm">
          <text:p text:style-name="P1"><text:span text:style-name="T2">VM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88cm" svg:height="0.654cm" svg:x="9.648cm" svg:y="3.94cm">
          <text:p text:style-name="P1"><text:span text:style-name="T2">Operating System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01cm" svg:y1="4.594cm" svg:x2="11.01cm" svg:y2="5.588cm">
          <text:p/>
        </draw:line>
        <draw:custom-shape draw:style-name="gr6" draw:text-style-name="P5" draw:layer="layout" svg:width="1.1cm" svg:height="0.654cm" svg:x="9.648cm" svg:y="2.34cm">
          <text:p text:style-name="P1"><text:span text:style-name="T2">Ap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092cm" svg:height="0.654cm" svg:x="11.129cm" svg:y="2.34cm">
          <text:p text:style-name="P1"><text:span text:style-name="T2">App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" draw:id="id3" draw:layer="layout" svg:width="2.588cm" svg:height="0.654cm" svg:x="9.648cm" svg:y="3.14cm">
          <text:p text:style-name="P1"><text:span text:style-name="T2">Serviceguard</text:span></text:p>
          <draw:enhanced-geometry svg:viewBox="0 0 21600 21600" draw:type="rectangle" draw:enhanced-path="M 0 0 L 21600 0 21600 21600 0 21600 0 0 Z N"/>
        </draw:custom-shape>
        <draw:connector draw:style-name="gr2" draw:text-style-name="P9" draw:layer="layout" draw:type="curve" svg:x1="11.601cm" svg:y1="6.331cm" svg:x2="11.072cm" svg:y2="8.168cm" svg:d="M11601 6331c0 1378-529 460-529 1837" svg:viewBox="0 0 530 1838">
          <text:p/>
        </draw:connector>
        <draw:connector draw:style-name="gr15" draw:text-style-name="P1" draw:layer="layout" draw:type="curve" svg:x1="9.648cm" svg:y1="3.467cm" svg:x2="8.094cm" svg:y2="5.28cm" draw:start-shape="id3" draw:start-glue-point="3" draw:end-shape="id4" svg:d="M9648 3467c-1036 0-1554 604-1554 1813" svg:viewBox="0 0 1555 1814">
          <text:p/>
        </draw:connector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9H19M59S</meta:editing-duration>
    <meta:editing-cycles>87</meta:editing-cycles>
    <meta:generator>LibreOffice/4.2.8.2$Linux_X86_64 LibreOffice_project/420m0$Build-2</meta:generator>
    <dc:date>2016-06-24T13:35:05.424272452</dc:date>
    <meta:document-statistic meta:object-count="61"/>
  </office:meta>
</office:document-meta>
</file>